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line-height="115%"/>
      <style:text-properties officeooo:rsid="000b2ad3" officeooo:paragraph-rsid="000b2ad3"/>
    </style:style>
    <style:style style:name="P5" style:family="paragraph" style:parent-style-name="normal">
      <style:text-properties officeooo:rsid="000b2ad3" officeooo:paragraph-rsid="000b2ad3"/>
    </style:style>
    <style:style style:name="P6" style:family="paragraph" style:parent-style-name="normal">
      <style:text-properties officeooo:paragraph-rsid="000b2ad3"/>
    </style:style>
    <style:style style:name="P7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8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9" style:family="paragraph" style:parent-style-name="normal">
      <style:paragraph-properties fo:margin-left="0cm" fo:margin-right="0cm" fo:text-indent="0cm" style:auto-text-indent="false"/>
    </style:style>
    <style:style style:name="P10" style:family="paragraph" style:parent-style-name="normal">
      <style:paragraph-properties fo:margin-left="0cm" fo:margin-right="0cm" fo:line-height="150%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rsid="000b2ad3" officeooo:paragraph-rsid="000b2ad3"/>
    </style:style>
    <style:style style:name="P12" style:family="paragraph" style:parent-style-name="normal" style:master-page-name="Standard">
      <style:paragraph-properties fo:text-align="center" style:justify-single-word="false" style:page-number="1"/>
      <style:text-properties officeooo:rsid="000b2ad3" officeooo:paragraph-rsid="000b2ad3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T8" style:family="text">
      <style:text-properties officeooo:rsid="000b2ad3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Braian eduardo de oliveira</text:span></text:p>
      <text:p text:style-name="P1"><text:span text:style-name="T3">(DDD) 11111-1111</text:span></text:p>
      <text:p text:style-name="P1"><text:a xlink:type="simple" xlink:href="mailto:seumelhoremail@xx.com" text:style-name="Default_20_Style" text:visited-style-name="Default_20_Style"><text:span text:style-name="T4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3" svg:width="16.511cm" svg:height="0.054cm"><text:p/></draw:rect></text:p>
      <text:p text:style-name="P2"/>
      <text:p text:style-name="P3"><text:span text:style-name="T5">OBJETIVO</text:span></text:p>
      <text:p text:style-name="P4">como objetivo desejo creser e evoluir em uma impreza, sempre querendo o melhor para min e a o trabalho</text:p>
      <text:p text:style-name="P3"/>
      <text:p text:style-name="normal"/>
      <text:p text:style-name="normal"><text:span text:style-name="T5">FORMAÇÃO ACADÊMICA</text:span></text:p>
      <text:p text:style-name="P5">cursando primeiro ano no colegio estadual egidio ballarotti</text:p>
      <text:p text:style-name="normal"/>
      <text:p text:style-name="normal"/>
      <text:p text:style-name="normal"><text:span text:style-name="T5">PROJETOS </text:span><text:span text:style-name="T6">(será um bom diferencial, principalmente caso não tenha experiência profissional)</text:span></text:p>
      <text:p text:style-name="normal">Nome do projeto 1</text:p>
      <text:p text:style-name="P6"><text:span text:style-name="T8">projeto do pingue pongue</text:span></text:p>
      <text:p text:style-name="P6"><text:span text:style-name="T6"/></text:p>
      <text:p text:style-name="P9"><text:span text:style-name="T5"/></text:p>
      <text:p text:style-name="P9"><text:span text:style-name="T5">IDIOMAS</text:span></text:p>
      <text:p text:style-name="P11">nivel iniciante em imgles </text:p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6T13:55:29.228902404</dc:date>
    <meta:editing-duration>PT6M50S</meta:editing-duration>
    <meta:editing-cycles>1</meta:editing-cycles>
    <meta:document-statistic meta:table-count="0" meta:image-count="0" meta:object-count="0" meta:page-count="1" meta:paragraph-count="14" meta:word-count="65" meta:character-count="445" meta:non-whitespace-character-count="392"/>
    <meta:generator>LibreOffice/6.4.7.2$Linux_X86_64 LibreOffice_project/40$Build-2</meta:generator>
  </office:meta>
</office:document-meta>
</file>